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Developer guide">
        <text:h text:outline-level="1" text:style-name="HeadingArticle">RunaWFE. Developer guide</text:h>
        <text:p text:style-name="TextBody"><text:span text:style-name="Bold">Version 3.0</text:span></text:p>
        <text:p text:style-name="TextBody">© 2004-2012, ZAO Runa, this document is available under GNU FDL license. RUNA WFE is an open source system distributed under a LGPL license (<text:a xlink:href="http://www.gnu.org/licenses/lgpl.html"> <text:a xlink:href="http://www.gnu.org/licenses/lgpl.html">http://www.gnu.org/licenses/lgpl.html</text:a></text:a>). </text:p>
        <text:section text:style-name="Sect1" text:name="Introduction">
          <text:h text:outline-level="2" text:style-name="Heading1">Introduction</text:h>
          <text:p text:style-name="TextBody"><text:a xlink:href="http://wf.runa.ru/About"> See About</text:a></text:p>
        </text:section>
        <text:section text:style-name="Sect1" text:name="Basic components and used technologies ">
          <text:h text:outline-level="2" text:style-name="Heading1">Basic components and used technologies </text:h>
          <text:p text:style-name="TextBody">The following general architecture has been chosen for WF-system. It's basicly coherent with WfMC architectural proposal. </text:p>
          <text:p text:style-name="TextBody">System components </text:p>
          <text:list text:style-name="unorderedlist">
            <text:list-item>
              <text:p text:style-name="TextBody"> System core. (Based on JBOSS JBPM) </text:p>
              <text:list text:style-name="unorderedlist">
                <text:list-item>
                  <text:p text:style-name="TextBody"> Contains a set of business processes definitions </text:p>
                </text:list-item>
                <text:list-item>
                  <text:p text:style-name="TextBody"> Contains a set of running business processes instances </text:p>
                </text:list-item>
              </text:list>
              <text:p text:style-name="TextBody"/>
            </text:list-item>
            <text:list-item>
              <text:p text:style-name="TextBody"> A component that assigns executors for tasks </text:p>
            </text:list-item>
            <text:list-item>
              <text:p text:style-name="TextBody"> Client </text:p>
              <text:list text:style-name="unorderedlist">
                <text:list-item>
                  <text:p text:style-name="TextBody"> Task list. (A set of graphical forms, that contains the list of incoming tasks, sorting and filter configurations) </text:p>
                </text:list-item>
                <text:list-item>
                  <text:p text:style-name="TextBody"> Form player (Renders forms that were developed in process editor (GPD)) </text:p>
                </text:list-item>
                <text:list-item>
                  <text:p text:style-name="TextBody"> Administrative interface </text:p>
                  <text:list text:style-name="unorderedlist">
                    <text:list-item>
                      <text:p text:style-name="TextBody"> Shows the process state, allows to filter and stop processes </text:p>
                    </text:list-item>
                    <text:list-item>
                      <text:p text:style-name="TextBody"> Allows to deploy/redeploy/remove process definitions   </text:p>
                    </text:list-item>
                    <text:list-item>
                      <text:p text:style-name="TextBody"> Allows to create/edit/remove users </text:p>
                    </text:list-item>
                    <text:list-item>
                      <text:p text:style-name="TextBody"> Allows to set and configure permissions </text:p>
                    </text:list-item>
                  </text:list>
                  <text:p text:style-name="TextBody"/>
                </text:list-item>
                <text:list-item>
                  <text:p text:style-name="TextBody"> Editor and substitutions assignment. </text:p>
                </text:list-item>
              </text:list>
              <text:p text:style-name="TextBody"/>
            </text:list-item>
            <text:list-item>
              <text:p text:style-name="TextBody"> Graphical processes editor (GPD). </text:p>
            </text:list-item>
            <text:list-item>
              <text:p text:style-name="TextBody"> Graphical forms constructor (a part of GPD). </text:p>
            </text:list-item>
            <text:list-item>
              <text:p text:style-name="TextBody"> Bot stations that contain bots. (Bots are applications of a particular type, they execute tasks just as regular system users) </text:p>
            </text:list-item>
            <text:list-item>
              <text:p text:style-name="TextBody"> Subsystems of permissions management (authorization and authentication) </text:p>
            </text:list-item>
          </text:list>
          <text:p text:style-name="TextBody"/>
          <text:p text:style-name="TextBody">'Core technologies:' </text:p>
          <text:list text:style-name="unorderedlist">
            <text:list-item>
              <text:p text:style-name="TextBody"> Hibernate 2.1 – ORM  </text:p>
            </text:list-item>
            <text:list-item>
              <text:p text:style-name="TextBody"> JAAS – authentication  </text:p>
            </text:list-item>
            <text:list-item>
              <text:p text:style-name="TextBody"> JBoss jBPM  </text:p>
            </text:list-item>
            <text:list-item>
              <text:p text:style-name="TextBody"> EJB 2.0 stateless session beans – for remoting and transaction demarcation  </text:p>
            </text:list-item>
            <text:list-item>
              <text:p text:style-name="TextBody"> JSP 2.0, Servlet 2.3, Struts 1.2 – for web client UI  </text:p>
            </text:list-item>
            <text:list-item>
              <text:p text:style-name="TextBody"> Eclipse RCP – this platform in used for GPD development </text:p>
            </text:list-item>
          </text:list>
          <text:p text:style-name="TextBody"/>
          <text:p text:style-name="TextBody">ORM Hibernate allows easily to switch the WFE-system to other DBMSes. </text:p>
        </text:section>
        <text:section text:style-name="Sect1" text:name="Programming platform and the development software used ">
          <text:h text:outline-level="2" text:style-name="Heading1">Programming platform and the development software used </text:h>
          <text:p text:style-name="TextBody">The programming platform is J2EE. </text:p>
          <text:p text:style-name="TextBody">And the development tools software is: </text:p>
          <text:list text:style-name="numberedlist">
            <text:list-item>
              <text:p text:style-name="TextBody"><text:span text:style-name="Bold">Application server </text:span>- JBOSS (http://<text:a xlink:href="http://www.jboss.org/"> www.jboss.org</text:a>).</text:p>
            </text:list-item>
            <text:list-item>
              <text:p text:style-name="TextBody"><text:span text:style-name="Bold">IDE - </text:span>Eclipse от IBM (http://<text:a xlink:href="http://www.eclipse.org/"> www.eclipse.org</text:a>).</text:p>
            </text:list-item>
            <text:list-item>
              <text:p text:style-name="TextBody"><text:span text:style-name="Bold">Code and doclets generator</text:span> – xdoclet (<text:a xlink:href="http://xdoclet.sourceforge.net/"> <text:a xlink:href="http://xdoclet.sourceforge.net">http://xdoclet.sourceforge.net</text:a></text:a>).</text:p>
            </text:list-item>
            <text:list-item>
              <text:p text:style-name="TextBody"><text:span text:style-name="Bold">Version Control System </text:span>– subversion (<text:a xlink:href="http://www.cvshome.org/"> <text:a xlink:href="http://subversion.tigris.org/">http://subversion.tigris.org/</text:a></text:a>).</text:p>
            </text:list-item>
            <text:list-item>
              <text:p text:style-name="TextBody"><text:span text:style-name="Bold">Application Builder </text:span>– ant (<text:a xlink:href="http://ant.apache.org/"> <text:a xlink:href="http://ant.apache.org">http://ant.apache.org</text:a></text:a>).</text:p>
            </text:list-item>
            <text:list-item>
              <text:p text:style-name="TextBody"><text:span text:style-name="Bold">Database Server</text:span> – the following DS are supported:</text:p>
              <text:list text:style-name="unorderedlist">
                <text:list-item>
                  <text:p text:style-name="TextBody"> MS SQL Server (<text:a xlink:href="http://www.microsoft.com/sql/evaluation/default.mspx"> <text:a xlink:href="http://www.microsoft.com/sql/evaluation/default.mspx">http://www.microsoft.com/sql/evaluation/default.mspx</text:a></text:a>)  </text:p>
                </text:list-item>
                <text:list-item>
                  <text:p text:style-name="TextBody"> MySQL (<text:a xlink:href="http://www.mysql.com/"> <text:a xlink:href="http://www.mysql.com">http://www.mysql.com</text:a></text:a>) </text:p>
                </text:list-item>
                <text:list-item>
                  <text:p text:style-name="TextBody"> HSSQLDB (<text:a xlink:href="http://hsqldb.org/"> <text:a xlink:href="http://hsqldb.org">http://hsqldb.org</text:a></text:a>) </text:p>
                </text:list-item>
                <text:list-item>
                  <text:p text:style-name="TextBody"> Oracle (<text:a xlink:href="http://www.oracle.com/"> <text:a xlink:href="http://www.oracle.com)">http://www.oracle.com)</text:a></text:a></text:p>
                </text:list-item>
                <text:list-item>
                  <text:p text:style-name="TextBody">  Postgres (<text:a xlink:href="http://postgresql.com/"> <text:a xlink:href="http://postgresql.com">http://postgresql.com</text:a></text:a>) </text:p>
                </text:list-item>
              </text:list>
              <text:p text:style-name="TextBody"/>
            </text:list-item>
            <text:list-item>
              <text:p text:style-name="TextBody"><text:span text:style-name="Bold">Operating System</text:span> — the following OSes are supported:</text:p>
              <text:list text:style-name="unorderedlist">
                <text:list-item>
                  <text:p text:style-name="TextBody"> Windows (Server 2000-2008, XP, Vista, 7) </text:p>
                </text:list-item>
                <text:list-item>
                  <text:p text:style-name="TextBody"> ALTLinux </text:p>
                </text:list-item>
                <text:list-item>
                  <text:p text:style-name="TextBody"> Mandriva Linux </text:p>
                </text:list-item>
                <text:list-item>
                  <text:p text:style-name="TextBody"> Fedora </text:p>
                </text:list-item>
                <text:list-item>
                  <text:p text:style-name="TextBody"> Debian/Ubuntu </text:p>
                </text:list-item>
              </text:list>
              <text:p text:style-name="TextBody"/>
            </text:list-item>
          </text:list>
        </text:section>
        <text:section text:style-name="Sect1" text:name="A detailed description of the current system architecture ">
          <text:h text:outline-level="2" text:style-name="Heading1">A detailed description of the current system architecture </text:h>
          <text:p text:style-name="TextBody"> The project consists of several subprojects each of which contain logically connected components  </text:p>
          <text:section text:style-name="Sect1" text:name="Subprojects' structure ">
            <text:h text:outline-level="3" text:style-name="Heading2">Subprojects' structure </text:h>
            <text:list text:style-name="unorderedlist">
              <text:list-item>
                <text:p text:style-name="TextBody"> wfe - the main subproject of RunaWFE system </text:p>
              </text:list-item>
              <text:list-item>
                <text:p text:style-name="TextBody"> customization – additional components that can be developed by the during system customization for a particular enterprise needs. </text:p>
                <text:list text:style-name="unorderedlist">
                  <text:list-item>
                    <text:p text:style-name="TextBody"> organization functions </text:p>
                  </text:list-item>
                  <text:list-item>
                    <text:p text:style-name="TextBody"> VarTags </text:p>
                  </text:list-item>
                  <text:list-item>
                    <text:p text:style-name="TextBody"> FTLTags </text:p>
                  </text:list-item>
                  <text:list-item>
                    <text:p text:style-name="TextBody"> DecisionHandlers </text:p>
                  </text:list-item>
                  <text:list-item>
                    <text:p text:style-name="TextBody"> TaskHandlers </text:p>
                  </text:list-item>
                  <text:list-item>
                    <text:p text:style-name="TextBody"> Validators </text:p>
                  </text:list-item>
                  <text:list-item>
                    <text:p text:style-name="TextBody"> Variables Formatters </text:p>
                  </text:list-item>
                  <text:list-item>
                    <text:p text:style-name="TextBody"> ActionHandlers </text:p>
                  </text:list-item>
                </text:list>
                <text:p text:style-name="TextBody"/>
              </text:list-item>
              <text:list-item>
                <text:p text:style-name="TextBody"> web – system web-interface </text:p>
              </text:list-item>
              <text:list-item>
                <text:p text:style-name="TextBody"> bots – bots and bot-stations  </text:p>
              </text:list-item>
            </text:list>
            <text:list text:style-name="unorderedlist">
              <text:list-item>
                <text:p text:style-name="TextBody"> gpd – business process graphic editor </text:p>
              </text:list-item>
              <text:list-item>
                <text:p text:style-name="TextBody"> rtn – task notifier - notifies user when a new task arrives </text:p>
              </text:list-item>
            </text:list>
            <text:list text:style-name="unorderedlist">
              <text:list-item>
                <text:p text:style-name="TextBody"> abs – files that are used to automate a full RunaWFE system building and tests running. </text:p>
              </text:list-item>
              <text:list-item>
                <text:p text:style-name="TextBody"> os-specific - defines the targets and properties that are necessary for correct RunaWFE building on different OSes. </text:p>
              </text:list-item>
              <text:list-item>
                <text:p text:style-name="TextBody"> docs - project documentation. </text:p>
              </text:list-item>
            </text:list>
          </text:section>
          <text:section text:style-name="Sect1" text:name="Main subsystems ">
            <text:h text:outline-level="3" text:style-name="Heading2">Main subsystems </text:h>
            <text:list text:style-name="unorderedlist">
              <text:list-item>
                <text:p text:style-name="TextBody"> jbpm - workflow system core (is adopted from JBOSS JBPM, and a lot of enhancements are made to it) (it is located in wfe project) </text:p>
              </text:list-item>
              <text:list-item>
                <text:p text:style-name="TextBody"> af - authorization and authentication subsystem. It is not depended on other subsystem and can be used separately, apart from RunaWFE (located in wfe subproject) </text:p>
              </text:list-item>
              <text:list-item>
                <text:p text:style-name="TextBody"> wf – the workflow subsystem. It depends on af and jbpm. (located in wfe subproject) </text:p>
              </text:list-item>
              <text:list-item>
                <text:p text:style-name="TextBody"> web interface (located in web subproject) </text:p>
              </text:list-item>
            </text:list>
          </text:section>
          <text:section text:style-name="Sect1" text:name="RunaWFE - Workflow-environment ">
            <text:h text:outline-level="3" text:style-name="Heading2">RunaWFE - Workflow-environment </text:h>
            <text:p text:style-name="TextBody">The main functionality of RunaWFE is concentrated in 2 subsystems: </text:p>
            <text:list text:style-name="unorderedlist">
              <text:list-item>
                <text:p text:style-name="TextBody"> af - authorization and authentication sub systems.  </text:p>
              </text:list-item>
              <text:list-item>
                <text:p text:style-name="TextBody"> wf – main workflow subsystem. Depends on af. </text:p>
              </text:list-item>
            </text:list>
            <text:section text:style-name="Sect1" text:name="System architecture layers ">
              <text:h text:outline-level="4" text:style-name="Heading3">System architecture layers </text:h>
              <text:p text:style-name="TextBody">Each subsystem contains several logical components that are relevant to each other. Each component consists of several layers. </text:p>
              <text:p text:style-name="TextBody">The layers are: </text:p>
              <text:list text:style-name="unorderedlist">
                <text:list-item>
                  <text:p text:style-name="TextBody"> delegate </text:p>
                </text:list-item>
                <text:list-item>
                  <text:p text:style-name="TextBody"> service </text:p>
                </text:list-item>
                <text:list-item>
                  <text:p text:style-name="TextBody"> logic  </text:p>
                </text:list-item>
                <text:list-item>
                  <text:p text:style-name="TextBody"> dao </text:p>
                </text:list-item>
                <text:list-item>
                  <text:p text:style-name="TextBody"> hibernate </text:p>
                </text:list-item>
              </text:list>
              <text:section text:style-name="Sect1" text:name="Delegate Layer ">
                <text:h text:outline-level="5" text:style-name="Heading4">Delegate Layer </text:h>
                <text:p text:style-name="TextBody">Delegate-interfaces and DelegateImpl-classes that implement them are designed according to BusinessDelegate programming pattern and they simplify access to the server side workflow API. Client application or bot interacts with workflow system only via Delegate-classes. DelegateFactory provides access to the Delegate interfaces based on the configuration used. Delegate classes are a part of client API. </text:p>
                <text:p text:style-name="TextBody">The main Delegate-interfaces are: </text:p>
                <text:list text:style-name="unorderedlist">
                  <text:list-item>
                    <text:p text:style-name="TextBody"> af </text:p>
                  </text:list-item>
                </text:list>
                <text:list text:style-name="definitionlist">
                  <text:list-item>
                    <text:p text:style-name="IndentedSingle"/>
                    <text:list text:style-name="unorderedlist">
                      <text:list-item>
                        <text:p text:style-name="TextBody"> AuthenticationServiceDelegate – contains methods for users authentication in the system (via entering login/password, Kerberos and etc). It also allows to get the current user from the Subject object. </text:p>
                      </text:list-item>
                    </text:list>
                    <text:p text:style-name="IndentedSingle"/>
                  </text:list-item>
                </text:list>
                <text:list text:style-name="definitionlist">
                  <text:list-item>
                    <text:p text:style-name="IndentedSingle"/>
                    <text:list text:style-name="unorderedlist">
                      <text:list-item>
                        <text:p text:style-name="TextBody"> AuthorizationServiceDelegate — contains methods for work with users' permissions (assigning and verifying permissions for users etc). </text:p>
                      </text:list-item>
                    </text:list>
                    <text:p text:style-name="IndentedSingle"/>
                  </text:list-item>
                </text:list>
                <text:list text:style-name="definitionlist">
                  <text:list-item>
                    <text:p text:style-name="IndentedSingle"/>
                    <text:list text:style-name="unorderedlist">
                      <text:list-item>
                        <text:p text:style-name="TextBody"> BotsServiceDelegate — contains methods for work with bots and botstations. </text:p>
                      </text:list-item>
                    </text:list>
                    <text:p text:style-name="IndentedSingle"/>
                  </text:list-item>
                </text:list>
                <text:list text:style-name="definitionlist">
                  <text:list-item>
                    <text:p text:style-name="IndentedSingle"/>
                    <text:list text:style-name="unorderedlist">
                      <text:list-item>
                        <text:p text:style-name="TextBody"> ExecutorServiceDelegate — contains methods for work with executors. Allows to create/delete/edit executors and to add them to the groups. </text:p>
                      </text:list-item>
                    </text:list>
                    <text:p text:style-name="IndentedSingle"/>
                  </text:list-item>
                </text:list>
                <text:list text:style-name="definitionlist">
                  <text:list-item>
                    <text:p text:style-name="IndentedSingle"/>
                    <text:list text:style-name="unorderedlist">
                      <text:list-item>
                        <text:p text:style-name="TextBody"> ProfileServiceDelegate — contains methods for work with users profiles. </text:p>
                      </text:list-item>
                    </text:list>
                    <text:p text:style-name="IndentedSingle"/>
                  </text:list-item>
                </text:list>
                <text:list text:style-name="definitionlist">
                  <text:list-item>
                    <text:p text:style-name="IndentedSingle"/>
                    <text:list text:style-name="unorderedlist">
                      <text:list-item>
                        <text:p text:style-name="TextBody"> SubstitutionServiceDelegate — contains methods for substitution rules management. </text:p>
                      </text:list-item>
                    </text:list>
                    <text:p text:style-name="IndentedSingle"/>
                  </text:list-item>
                </text:list>
                <text:list text:style-name="definitionlist">
                  <text:list-item>
                    <text:p text:style-name="IndentedSingle"/>
                    <text:list text:style-name="unorderedlist">
                      <text:list-item>
                        <text:p text:style-name="TextBody"> SystemServiceDelegate — contains methods for user log in and log out. </text:p>
                      </text:list-item>
                    </text:list>
                    <text:p text:style-name="IndentedSingle"/>
                  </text:list-item>
                </text:list>
                <text:list text:style-name="unorderedlist">
                  <text:list-item>
                    <text:p text:style-name="TextBody"> wf </text:p>
                  </text:list-item>
                </text:list>
                <text:list text:style-name="definitionlist">
                  <text:list-item>
                    <text:p text:style-name="IndentedSingle"/>
                    <text:list text:style-name="unorderedlist">
                      <text:list-item>
                        <text:p text:style-name="TextBody"> DefinitionServiceDelegate — contains methods for work with process definitions. </text:p>
                      </text:list-item>
                    </text:list>
                    <text:p text:style-name="IndentedSingle"/>
                  </text:list-item>
                </text:list>
                <text:list text:style-name="definitionlist">
                  <text:list-item>
                    <text:p text:style-name="IndentedSingle"/>
                    <text:list text:style-name="unorderedlist">
                      <text:list-item>
                        <text:p text:style-name="TextBody"> ExecutionServiceDelegate — contains methods for work with process instances </text:p>
                      </text:list-item>
                    </text:list>
                    <text:p text:style-name="IndentedSingle"/>
                  </text:list-item>
                </text:list>
                <text:p text:style-name="TextBody">All currently existing Delegate-classes implement the required functionality with the help of EJB (stateless session beans) </text:p>
              </text:section>
              <text:section text:style-name="Sect1" text:name="Service Layer ">
                <text:h text:outline-level="5" text:style-name="Heading4">Service Layer </text:h>
                <text:p text:style-name="TextBody">Service Layer – is a server side API that provides system access point. Delegate interface implementation address directly to this layer. Every Delegate has a corresponding Service class (one-to-one correspondence). Currently all developed service classes and interfaces are oriented on EJB technology. However it's possible to make other implementation in the future. Service classes implementations are Stateless Session Bean EJB, that support transactional calls via declaration and delegates the calls to the corresponding classes from Logic layer. </text:p>
                <text:p text:style-name="TextBody">Thus, classes "Delegate – Service - Logic" form a communication between client and server.  </text:p>
              </text:section>
              <text:section text:style-name="Sect1" text:name="Logic Layer ">
                <text:h text:outline-level="5" text:style-name="Heading4">Logic Layer </text:h>
                <text:p text:style-name="TextBody"> Logic Levei – is a system business logic implementation. This layer is connected with JBOSS JBPM core interface and DAO layer classes to access persisted data. </text:p>
              </text:section>
              <text:section text:style-name="Sect1" text:name="Dao Layer ">
                <text:h text:outline-level="5" text:style-name="Heading4">Dao Layer </text:h>
                <text:p text:style-name="TextBody"> Dao Layer – contains classes and interfaces that provide access to the persisted data (from DS). This layer is implemented only for af-system. In case of wf-system the access is carried out differently (via JBOSS JBPM interfaces). Currently all Dao classes of the system are implemented with the help of ORM Hibernate.  </text:p>
              </text:section>
              <text:section text:style-name="Sect1" text:name="Hibernate Usage">
                <text:h text:outline-level="5" text:style-name="Heading4">Hibernate Usage</text:h>
                <text:p text:style-name="TextBody"> Hibernate is an ORM (Object/Relational Mapping) implementation. It maps an object oriented architecture to the relational data structure. It allows to switch between a wide variety of RDBMS without changing the application code.  Among supported DBMS are: </text:p>
                <text:list text:style-name="unorderedlist">
                  <text:list-item>
                    <text:p text:style-name="TextBody"> MySql </text:p>
                  </text:list-item>
                  <text:list-item>
                    <text:p text:style-name="TextBody"> HSQLDB </text:p>
                  </text:list-item>
                  <text:list-item>
                    <text:p text:style-name="TextBody"> Oracle </text:p>
                  </text:list-item>
                  <text:list-item>
                    <text:p text:style-name="TextBody"> MS SQL Server </text:p>
                  </text:list-item>
                  <text:list-item>
                    <text:p text:style-name="TextBody"> etc </text:p>
                  </text:list-item>
                </text:list>
                <text:p text:style-name="TextBody"/>
                <text:p text:style-name="TextBody">Hibernate supports distributed transactions, automatically creates tables for new classes etc. All data manipulations within RunaWFE system is carried out only via Hibernate. </text:p>
              </text:section>
            </text:section>
            <text:section text:style-name="Sect1" text:name="Interfaces that are accessible as web-services ">
              <text:h text:outline-level="4" text:style-name="Heading3">Interfaces that are accessible as web-services </text:h>
              <text:p text:style-name="TextBody">Currently only a limited functionality is accessible via web-services. It's sufficient only for the basic interaction with RunaWFE system. But the work to extend the number of accessible interfaces is in progress. </text:p>
              <text:p text:style-name="TextBody">Wsdl of web services can be found here:  /wf.webservice/ExecutionBean?wsdl and /af.webservice/AuthenticationBean?wsdl </text:p>
            </text:section>
            <text:section text:style-name="Sect1" text:name="Components' location in the file system ">
              <text:h text:outline-level="4" text:style-name="Heading3">Components' location in the file system </text:h>
              <text:p text:style-name="TextBody"><text:span text:style-name="Bold">The list of all components modules:</text:span></text:p>
              <text:list text:style-name="unorderedlist">
                <text:list-item>
                  <text:p text:style-name="TextBody"> runa-common.jar </text:p>
                </text:list-item>
                <text:list-item>
                  <text:p text:style-name="TextBody"> af.core.jar </text:p>
                </text:list-item>
                <text:list-item>
                  <text:p text:style-name="TextBody"> af.logic.jar </text:p>
                </text:list-item>
                <text:list-item>
                  <text:p text:style-name="TextBody"> af.service.jar </text:p>
                </text:list-item>
                <text:list-item>
                  <text:p text:style-name="TextBody"> af.delegate.jar </text:p>
                </text:list-item>
                <text:list-item>
                  <text:p text:style-name="TextBody"> af.webservice.jar </text:p>
                </text:list-item>
                <text:list-item>
                  <text:p text:style-name="TextBody"> wf.core.jar </text:p>
                </text:list-item>
                <text:list-item>
                  <text:p text:style-name="TextBody"> wf.logic.jar </text:p>
                </text:list-item>
                <text:list-item>
                  <text:p text:style-name="TextBody"> wf.service.jar </text:p>
                </text:list-item>
                <text:list-item>
                  <text:p text:style-name="TextBody"> wf.delegate.jar </text:p>
                </text:list-item>
                <text:list-item>
                  <text:p text:style-name="TextBody"> wf.webservice.jar </text:p>
                </text:list-item>
                <text:list-item>
                  <text:p text:style-name="TextBody"> wfe.war </text:p>
                </text:list-item>
                <text:list-item>
                  <text:p text:style-name="TextBody"> wfe-bot.jar </text:p>
                </text:list-item>
                <text:list-item>
                  <text:p text:style-name="TextBody"> wfe-botstation.jar </text:p>
                </text:list-item>
                <text:list-item>
                  <text:p text:style-name="TextBody"> jbpmdelegation.jar </text:p>
                </text:list-item>
              </text:list>
              <text:p text:style-name="TextBody">Additional modules (jbpm library with "out" patches) </text:p>
              <text:list text:style-name="unorderedlist">
                <text:list-item>
                  <text:p text:style-name="TextBody"> jbpm.core.jar </text:p>
                </text:list-item>
              </text:list>
              <text:p text:style-name="TextBody"><text:span text:style-name="Bold">A more detailed modules description.</text:span></text:p>
              <text:list text:style-name="unorderedlist">
                <text:list-item>
                  <text:p text:style-name="TextBody"> runa-common.jar </text:p>
                </text:list-item>
              </text:list>
              <text:p text:style-name="TextBody">Classes that are used by all other components </text:p>
              <text:p text:style-name="TextBody">Dependences: none </text:p>
              <text:p text:style-name="TextBody"><text:span text:style-name="Bold">Authorization and authentication system (af):</text:span></text:p>
              <text:list text:style-name="unorderedlist">
                <text:list-item>
                  <text:p text:style-name="TextBody"> af.core.jar </text:p>
                </text:list-item>
              </text:list>
              <text:p text:style-name="TextBody">Core classes of af-system (Actor, Group etc) </text:p>
              <text:p text:style-name="TextBody">Dependences:  </text:p>
              <text:list text:style-name="definitionlist">
                <text:list-item>
                  <text:p text:style-name="IndentedSingle"/>
                  <text:list text:style-name="unorderedlist">
                    <text:list-item>
                      <text:p text:style-name="TextBody"> runa.commons.jar </text:p>
                    </text:list-item>
                  </text:list>
                  <text:p text:style-name="IndentedSingle"/>
                </text:list-item>
              </text:list>
              <text:list text:style-name="unorderedlist">
                <text:list-item>
                  <text:p text:style-name="TextBody"> af.logic.jar </text:p>
                </text:list-item>
              </text:list>
              <text:p text:style-name="TextBody">Implements logic and Dao layers for af-system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
                  <text:p text:style-name="IndentedSingle"/>
                </text:list-item>
              </text:list>
              <text:list text:style-name="unorderedlist">
                <text:list-item>
                  <text:p text:style-name="TextBody"> af.service.jar </text:p>
                </text:list-item>
              </text:list>
              <text:p text:style-name="TextBody">Implements services layer for af-system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item>
                      <text:p text:style-name="TextBody"> af.logic.jar </text:p>
                    </text:list-item>
                  </text:list>
                  <text:p text:style-name="IndentedSingle"/>
                </text:list-item>
              </text:list>
              <text:list text:style-name="unorderedlist">
                <text:list-item>
                  <text:p text:style-name="TextBody"> af.delegate.jar </text:p>
                </text:list-item>
              </text:list>
              <text:p text:style-name="TextBody">Implements Delegate layer for af-sysetem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
                  <text:p text:style-name="IndentedSingle"/>
                </text:list-item>
              </text:list>
              <text:list text:style-name="unorderedlist">
                <text:list-item>
                  <text:p text:style-name="TextBody"> af.webservice.jar </text:p>
                </text:list-item>
              </text:list>
              <text:p text:style-name="TextBody">Implements web services for af-system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item>
                      <text:p text:style-name="TextBody"> af.logic.jar</text:p>
                    </text:list-item>
                  </text:list>
                  <text:p text:style-name="IndentedSingle"/>
                </text:list-item>
              </text:list>
              <text:p text:style-name="TextBody"><text:span text:style-name="Bold">Workflow subsystem (wf):</text:span></text:p>
              <text:list text:style-name="unorderedlist">
                <text:list-item>
                  <text:p text:style-name="TextBody"> wf.core.jar </text:p>
                </text:list-item>
              </text:list>
              <text:p text:style-name="TextBody">Core classes for wf  </text:p>
              <text:p text:style-name="TextBody">Dependences:  </text:p>
              <text:list text:style-name="definitionlist">
                <text:list-item>
                  <text:p text:style-name="IndentedSingle"/>
                  <text:list text:style-name="unorderedlist">
                    <text:list-item>
                      <text:p text:style-name="TextBody"> runa.commons.jar </text:p>
                    </text:list-item>
                  </text:list>
                  <text:p text:style-name="IndentedSingle"/>
                </text:list-item>
              </text:list>
              <text:list text:style-name="unorderedlist">
                <text:list-item>
                  <text:p text:style-name="TextBody"> wf.logic.jar </text:p>
                </text:list-item>
              </text:list>
              <text:p text:style-name="TextBody">Implements logic layers for wf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wf.core.jar </text:p>
                    </text:list-item>
                    <text:list-item>
                      <text:p text:style-name="TextBody"> af.logic.jar </text:p>
                    </text:list-item>
                    <text:list-item>
                      <text:p text:style-name="TextBody"> jbpm2.core.jar </text:p>
                    </text:list-item>
                  </text:list>
                  <text:p text:style-name="IndentedSingle"/>
                </text:list-item>
              </text:list>
              <text:list text:style-name="unorderedlist">
                <text:list-item>
                  <text:p text:style-name="TextBody"> wf.service.jar </text:p>
                </text:list-item>
              </text:list>
              <text:p text:style-name="TextBody">Implements services layer for wf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wf.core.jar </text:p>
                    </text:list-item>
                    <text:list-item>
                      <text:p text:style-name="TextBody"> wf.logic.jar </text:p>
                    </text:list-item>
                  </text:list>
                  <text:p text:style-name="IndentedSingle"/>
                </text:list-item>
              </text:list>
              <text:list text:style-name="unorderedlist">
                <text:list-item>
                  <text:p text:style-name="TextBody"> wf.delegate.jar </text:p>
                </text:list-item>
              </text:list>
              <text:p text:style-name="TextBody">Implements Delegate layer for wf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wf.core.jar </text:p>
                    </text:list-item>
                  </text:list>
                  <text:p text:style-name="IndentedSingle"/>
                </text:list-item>
              </text:list>
              <text:list text:style-name="unorderedlist">
                <text:list-item>
                  <text:p text:style-name="TextBody"> af.webservice.jar </text:p>
                </text:list-item>
              </text:list>
              <text:p text:style-name="TextBody">Implements web services for wf-system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wf.core.jar </text:p>
                    </text:list-item>
                    <text:list-item>
                      <text:p text:style-name="TextBody"> wf.logic.jar </text:p>
                    </text:list-item>
                  </text:list>
                  <text:p text:style-name="IndentedSingle"/>
                </text:list-item>
              </text:list>
              <text:list text:style-name="unorderedlist">
                <text:list-item>
                  <text:p text:style-name="TextBody"> wfe-botstation.jar </text:p>
                </text:list-item>
              </text:list>
              <text:p text:style-name="TextBody">Implements functionality that is necessary for bot's support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item>
                      <text:p text:style-name="TextBody"> wf.core.jar </text:p>
                    </text:list-item>
                    <text:list-item>
                      <text:p text:style-name="TextBody"> af.delegate.jar </text:p>
                    </text:list-item>
                    <text:list-item>
                      <text:p text:style-name="TextBody"> wf.delegate.jar</text:p>
                    </text:list-item>
                  </text:list>
                  <text:p text:style-name="IndentedSingle"/>
                </text:list-item>
              </text:list>
              <text:p text:style-name="TextBody"><text:span text:style-name="Bold">Web interface:</text:span></text:p>
              <text:list text:style-name="unorderedlist">
                <text:list-item>
                  <text:p text:style-name="TextBody"> wfe.war </text:p>
                </text:list-item>
              </text:list>
              <text:p text:style-name="TextBody">Implements tags and graphical forms, etc.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item>
                      <text:p text:style-name="TextBody"> wf.core.jar </text:p>
                    </text:list-item>
                    <text:list-item>
                      <text:p text:style-name="TextBody"> af.delegate.jar </text:p>
                    </text:list-item>
                    <text:list-item>
                      <text:p text:style-name="TextBody"> wf.delegate.jar </text:p>
                    </text:list-item>
                  </text:list>
                  <text:p text:style-name="IndentedSingle"/>
                </text:list-item>
              </text:list>
              <text:p text:style-name="TextBody"><text:span text:style-name="Bold">Bots:</text:span></text:p>
              <text:list text:style-name="unorderedlist">
                <text:list-item>
                  <text:p text:style-name="TextBody"> wfe-bot.jar </text:p>
                </text:list-item>
              </text:list>
              <text:p text:style-name="TextBody">Implements functionality that is related to bots (TaskHandler, BotInvoker и т.д.)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item>
                      <text:p text:style-name="TextBody"> wf.core.jar </text:p>
                    </text:list-item>
                    <text:list-item>
                      <text:p text:style-name="TextBody"> af.delegate.jar </text:p>
                    </text:list-item>
                    <text:list-item>
                      <text:p text:style-name="TextBody"> wf.delegate.jar </text:p>
                    </text:list-item>
                  </text:list>
                  <text:p text:style-name="IndentedSingle"/>
                </text:list-item>
              </text:list>
              <text:p text:style-name="TextBody"><text:span text:style-name="Bold">jbpm-delegation:</text:span></text:p>
              <text:list text:style-name="unorderedlist">
                <text:list-item>
                  <text:p text:style-name="TextBody"> jbpmdelegation.jar </text:p>
                </text:list-item>
              </text:list>
              <text:p text:style-name="TextBody">Implements mechanisms jbpm-delegation that are used for the whole bundle (see RunaWFE. The Business process developer guide). </text:p>
              <text:p text:style-name="TextBody">Dependences:  </text:p>
              <text:list text:style-name="definitionlist">
                <text:list-item>
                  <text:p text:style-name="IndentedSingle"/>
                  <text:list text:style-name="unorderedlist">
                    <text:list-item>
                      <text:p text:style-name="TextBody"> runa.commons.jar </text:p>
                    </text:list-item>
                    <text:list-item>
                      <text:p text:style-name="TextBody"> af.core.jar </text:p>
                    </text:list-item>
                    <text:list-item>
                      <text:p text:style-name="TextBody"> wf.core.jar </text:p>
                    </text:list-item>
                    <text:list-item>
                      <text:p text:style-name="TextBody"> af.delegate.jar </text:p>
                    </text:list-item>
                    <text:list-item>
                      <text:p text:style-name="TextBody"> wf.delegate.jar </text:p>
                    </text:list-item>
                  </text:list>
                  <text:p text:style-name="IndentedSingle"/>
                </text:list-item>
              </text:list>
              <text:p text:style-name="TextBody"><text:span text:style-name="Bold">jbpm:</text:span></text:p>
              <text:list text:style-name="unorderedlist">
                <text:list-item>
                  <text:p text:style-name="TextBody"> jbpm.core.jar </text:p>
                </text:list-item>
              </text:list>
              <text:p text:style-name="TextBody">jbpm is a workflow core of jBoss jBPM project. It is being used as a library. RunaWFE releases contain a binary core code. </text:p>
              <text:p text:style-name="TextBody">Dependences: none </text:p>
            </text:section>
            <text:section text:style-name="Sect1" text:name="A description of main ant tasks ">
              <text:h text:outline-level="4" text:style-name="Heading3">A description of main ant tasks </text:h>
              <text:p text:style-name="TextBody">The most important and often used tasks are defined in the root: </text:p>
              <text:list text:style-name="unorderedlist">
                <text:list-item>
                  <text:p text:style-name="TextBody"> install.wfe — builds and installs RunaWFE. </text:p>
                </text:list-item>
                <text:list-item>
                  <text:p text:style-name="TextBody"> install.simulation — builds and installs RunaWFE simulator. </text:p>
                </text:list-item>
                <text:list-item>
                  <text:p text:style-name="TextBody"> install.remote.bots — builds and installs a RunaWFE remote botstation. </text:p>
                </text:list-item>
                <text:list-item>
                  <text:p text:style-name="TextBody"> test.wfe — tests RunaWFE by running the tests from wfe and web. Jboss would be started automatically before the tests run. </text:p>
                </text:list-item>
              </text:list>
              <text:p text:style-name="TextBody">Main tasks in subprojects. </text:p>
              <text:p text:style-name="TextBody">1 wfe  </text:p>
              <text:list text:style-name="unorderedlist">
                <text:list-item>
                  <text:p text:style-name="TextBody"> dist – builds libraries of wfe subproject. </text:p>
                </text:list-item>
                <text:list-item>
                  <text:p text:style-name="TextBody"> deploy – copies RunaWFE libraries and configuration to jboss. The libraries are built if needed </text:p>
                </text:list-item>
                <text:list-item>
                  <text:p text:style-name="TextBody"> install – copies RunaWFE libraries and configuration to jboss. Also necessary third-parties libraries are copied and jboss files are configured to work with RunaWFE. </text:p>
                </text:list-item>
                <text:list-item>
                  <text:p text:style-name="TextBody"> test – tests system, running the tests from af.build and wf.build. When run this task jboss with RunaWFE must be already running. </text:p>
                </text:list-item>
              </text:list>
              <text:p text:style-name="TextBody">2 web </text:p>
              <text:list text:style-name="unorderedlist">
                <text:list-item>
                  <text:p text:style-name="TextBody"> copy.libs – synchronizes RunaWFE libraries that are necessary to build the subproject with what is on the jboss. </text:p>
                </text:list-item>
                <text:list-item>
                  <text:p text:style-name="TextBody"> dist – builds web subproject libraries </text:p>
                </text:list-item>
                <text:list-item>
                  <text:p text:style-name="TextBody"> deploy – copies RunaWFE libraries and configurations to jboss. The libraries are built if needed. </text:p>
                </text:list-item>
                <text:list-item>
                  <text:p text:style-name="TextBody"> test – tests the system by running tests from af.build and wf.build. When run this task jboss with RunaWFE must be already running. </text:p>
                </text:list-item>
              </text:list>
              <text:p text:style-name="TextBody">3 bots </text:p>
              <text:list text:style-name="unorderedlist">
                <text:list-item>
                  <text:p text:style-name="TextBody"> copy.libs – synchronizes RunaWFE libraries that are necessary to build the subproject with what is on the jboss. </text:p>
                </text:list-item>
                <text:list-item>
                  <text:p text:style-name="TextBody"> dist – builds bots subproject libraries </text:p>
                </text:list-item>
                <text:list-item>
                  <text:p text:style-name="TextBody"> deploy – copies RunaWFE libraries and configurations to jboss. The libraries are built if needed. </text:p>
                </text:list-item>
              </text:list>
              <text:p text:style-name="TextBody">4 rtn </text:p>
              <text:list text:style-name="unorderedlist">
                <text:list-item>
                  <text:p text:style-name="TextBody"> copy.libs – synchronizes RunaWFE libraries that are necessary to build the subproject with what is on the jboss. </text:p>
                </text:list-item>
                <text:list-item>
                  <text:p text:style-name="TextBody"> dist – builds rtn subproject libraries </text:p>
                </text:list-item>
              </text:list>
              <text:p text:style-name="TextBody">5 gpd </text:p>
              <text:list text:style-name="unorderedlist">
                <text:list-item>
                  <text:p text:style-name="TextBody"> copy.libs – synchronizes RunaWFE libraries that are necessary to build the subproject with what is on the jboss. </text:p>
                </text:list-item>
                <text:list-item>
                  <text:p text:style-name="TextBody"> dist – builds rtn subproject libraries. The build process is carried out for several platforms with the help of delta-pack. </text:p>
                </text:list-item>
              </text:list>
              <text:p text:style-name="TextBody">6 abs </text:p>
              <text:list text:style-name="unorderedlist">
                <text:list-item>
                  <text:p text:style-name="TextBody"> build – runs an automated build process. </text:p>
                </text:list-item>
              </text:list>
            </text:section>
            <text:section text:style-name="Sect1" text:name="Subprojects description ">
              <text:h text:outline-level="4" text:style-name="Heading3">Subprojects description </text:h>
              <text:section text:style-name="Sect1" text:name="Wfe subproject ">
                <text:h text:outline-level="5" text:style-name="Heading4">Wfe subproject </text:h>
                <text:p text:style-name="TextBody"> Subproject contains a workflow core. The main components that subproject contains are: </text:p>
                <text:list text:style-name="unorderedlist">
                  <text:list-item>
                    <text:p text:style-name="TextBody"> shared files </text:p>
                  </text:list-item>
                  <text:list-item>
                    <text:p text:style-name="TextBody"> authorization subsystem (af) </text:p>
                  </text:list-item>
                  <text:list-item>
                    <text:p text:style-name="TextBody"> bots and botstations support </text:p>
                  </text:list-item>
                  <text:list-item>
                    <text:p text:style-name="TextBody"> jbpm with all necessary patches </text:p>
                  </text:list-item>
                  <text:list-item>
                    <text:p text:style-name="TextBody"> workflow subsystem (wf) </text:p>
                  </text:list-item>
                </text:list>
                <text:p text:style-name="TextBody">The main subproject folders are: </text:p>
                <text:list text:style-name="unorderedlist">
                  <text:list-item>
                    <text:p text:style-name="TextBody"> resources — contains subproject resources </text:p>
                  </text:list-item>
                  <text:list-item>
                    <text:p text:style-name="TextBody"> samples — contains demo processes </text:p>
                  </text:list-item>
                  <text:list-item>
                    <text:p text:style-name="TextBody"> src — contains source code </text:p>
                  </text:list-item>
                  <text:list-item>
                    <text:p text:style-name="TextBody"> lib – contains libraries that are necessary for building  </text:p>
                  </text:list-item>
                </text:list>
                <text:p text:style-name="TextBody">Source code folders (packages) structure </text:p>
                <text:list text:style-name="unorderedlist">
                  <text:list-item>
                    <text:p text:style-name="TextBody"> af – authorization subsystem. It's being compiled into af.core.jar, af.logic.jar, af.service.jar, af.delegate.jar, af.weservice.jar. It also contains tests for the authorization subproject (in test subfolder). </text:p>
                  </text:list-item>
                  <text:list-item>
                    <text:p text:style-name="TextBody"> bot – bots and botstation support. It's being compiled into wfe-botstation.jar. </text:p>
                  </text:list-item>
                  <text:list-item>
                    <text:p text:style-name="TextBody"> common – shared files. They are being compiled into runa-common.jar. </text:p>
                  </text:list-item>
                  <text:list-item>
                    <text:p text:style-name="TextBody"> jbpm – the (jbpm) system core. Compiled into в jpm.core.jar. </text:p>
                  </text:list-item>
                  <text:list-item>
                    <text:p text:style-name="TextBody"> wf – workflow subsystem. Compiled into wf.core.jar, wf.logic.jar, wf.service.jar, wf.delegate.jar, wf.weservice.jar. It also contains tests for the workflow subsystem. </text:p>
                  </text:list-item>
                </text:list>
                <text:p text:style-name="TextBody">Resources structure. Only the most interesting settings are described. </text:p>
                <text:list text:style-name="unorderedlist">
                  <text:list-item>
                    <text:p text:style-name="TextBody"> adminkit – administrative scripts that are placed into JBOSS_HOME/adminkit folder during the build process.  </text:p>
                  </text:list-item>
                  <text:list-item>
                    <text:p text:style-name="TextBody"> af — settings for af subsystem </text:p>
                  </text:list-item>
                  <text:list-item>
                    <text:p text:style-name="TextBody"> af_delegate.properties — setting for af system delegates </text:p>
                  </text:list-item>
                  <text:list-item>
                    <text:p text:style-name="TextBody"> af_logic.properties — sets the default properties for a system administrator as well as a list of actions that must be done during the user login and user status change. </text:p>
                  </text:list-item>
                  <text:list-item>
                    <text:p text:style-name="TextBody"> kerberos_module.properties — settings for the kerberos authentication via RMI. </text:p>
                  </text:list-item>
                  <text:list-item>
                    <text:p text:style-name="TextBody"> login_module.properties — login modules login. Permits or prohibits authentication via some module. </text:p>
                  </text:list-item>
                  <text:list-item>
                    <text:p text:style-name="TextBody"> ntlm_support.properties — settings for ntlm authentication via RMI.  </text:p>
                  </text:list-item>
                  <text:list-item>
                    <text:p text:style-name="TextBody"> bot — botstation settings.  </text:p>
                  </text:list-item>
                  <text:list-item>
                    <text:p text:style-name="TextBody"> bot_invoker.properties — sets the schedule for the botstation calls and a class for bot's invocation. </text:p>
                  </text:list-item>
                  <text:list-item>
                    <text:p text:style-name="TextBody"> distr-build — files that are used for different distributives build. </text:p>
                  </text:list-item>
                  <text:list-item>
                    <text:p text:style-name="TextBody"> jboss-configuration — files that are used for jboss configuration. </text:p>
                  </text:list-item>
                  <text:list-item>
                    <text:p text:style-name="TextBody"> remote-bots — files that are used to build a remote botstation. </text:p>
                  </text:list-item>
                  <text:list-item>
                    <text:p text:style-name="TextBody"> wf — settings for workflow subsystem. </text:p>
                  </text:list-item>
                  <text:list-item>
                    <text:p text:style-name="TextBody"> graph.properties — process graph generation settings. </text:p>
                  </text:list-item>
                  <text:list-item>
                    <text:p text:style-name="TextBody"> runa_loading.properties — an order in which RunaWFE libraries are loaded during the system start. </text:p>
                  </text:list-item>
                  <text:list-item>
                    <text:p text:style-name="TextBody"> wf_logic.properties — the main setting is the period of time between each transfer of finished processes logs to the separate tables. </text:p>
                  </text:list-item>
                </text:list>
                <text:p text:style-name="TextBody">All the components that provide client API include the layers described above. To optimize performance caching is used in some components, it's implemented either on logic or on DAO layer. The main cache management part is in CachingLogic, WFRunaHibernateInterceptor classes and in corresponding to classes cache classes. Changes in cached objects are intercepted in  WFRunaHibernateInterceptor and are reported by CachingLogic to all classes that are subscribed to cached objects change event. A transaction that changes cached is considered committed after the ejb call is processed. </text:p>
                <text:p text:style-name="TextBody">During the development sometimes it's necessary to change data base scheme. In order to do it you will need to make a data base patch. A data base patch is being applied at the system start time and in general case it can change not only the DB structure but also make any other actions. In order to add a patch: </text:p>
                <text:list text:style-name="numberedlist">
                  <text:list-item>
                    <text:p text:style-name="TextBody"> Write a patch that implements ru.runa.commons.dbpatch.DBPatch interface. In the apply method patch should make all the work and return true if the patch is successfully applied to the system. </text:p>
                  </text:list-item>
                  <text:list-item>
                    <text:p text:style-name="TextBody"> Add the newly created patch to the end of the array dbPatches in ru.runa.af.logic.InitializerLogic class.  </text:p>
                  </text:list-item>
                </text:list>
                <text:p text:style-name="TextBody">JBPM logs what happens with business process instance in logging table JBPM_LOG. The size of this table grows fast and it may lead to a system performance degradation (during operations that are followed up by inserting a log record to the logging table). To mend this situation the a special feature is added. That helps to transfer finished processes logs record from JBPM_LOG to separate tables. It allows to make JBPM_LOG table smaller. The time period between checks for the log records that should be transferred is set in wf_logic.properties with the help of ru.runa.wf.logrotation.period property. If a negative value is set the logs are not transferred automatically. (In this case you should manage the logs transfer in some other ways). </text:p>
                <text:p text:style-name="TextBody">This subproject also contains a part of client RunaWFE API implementation in a form of web-services. This implementation is located in src/af/webservice and src/wf/webservice folders. Currently a part of client RunaWFE API that is implemented via web-services continues to grow. </text:p>
              </text:section>
              <text:section text:style-name="Sect1" text:name="Customization subproject ">
                <text:h text:outline-level="5" text:style-name="Heading4">Customization subproject </text:h>
                <text:p text:style-name="TextBody">Customization subproject contains RunaWFE extensions. The main components that comprise the subproject are: </text:p>
                <text:list text:style-name="unorderedlist">
                  <text:list-item>
                    <text:p text:style-name="TextBody"> actionHandlers — handlers that are used in business processes.  </text:p>
                  </text:list-item>
                  <text:list-item>
                    <text:p text:style-name="TextBody"> decisionHandlers — components that are used to "make a decision" in the decision element. </text:p>
                  </text:list-item>
                  <text:list-item>
                    <text:p text:style-name="TextBody"> formatters — are used to convert values to string and back. </text:p>
                  </text:list-item>
                  <text:list-item>
                    <text:p text:style-name="TextBody"> Org-functions — are used to assign swimlanes and in substitution rules to find a substitutor. </text:p>
                  </text:list-item>
                  <text:list-item>
                    <text:p text:style-name="TextBody"> validators — are used to validate variable values in forms. </text:p>
                  </text:list-item>
                  <text:list-item>
                    <text:p text:style-name="TextBody"> varTags — generates html code to represent a variable in a web interface. </text:p>
                  </text:list-item>
                  <text:list-item>
                    <text:p text:style-name="TextBody"> ftlTags (under varTags folder in customization project) - generates html code to represent a variable in a web interface. </text:p>
                  </text:list-item>
                </text:list>
                <text:p text:style-name="TextBody">The main subproject folders: </text:p>
                <text:list text:style-name="unorderedlist">
                  <text:list-item>
                    <text:p text:style-name="TextBody"> resources — contains subproject resources </text:p>
                  </text:list-item>
                  <text:list-item>
                    <text:p text:style-name="TextBody"> src — contains source code </text:p>
                  </text:list-item>
                  <text:list-item>
                    <text:p text:style-name="TextBody"> lib – contains libraries that are necessary for building  </text:p>
                  </text:list-item>
                </text:list>
                <text:p text:style-name="TextBody">Resources structure. Only the most interesting settings are described. </text:p>
                <text:list text:style-name="unorderedlist">
                  <text:list-item>
                    <text:p text:style-name="TextBody"> ActionHandlers – folder contains settings for various ActionHandlers. </text:p>
                  </text:list-item>
                  <text:list-item>
                    <text:p text:style-name="TextBody"> autoShowForm.properties — after an action is performed if there's a form in the current process that should be shown to the user it will be shown immediately (instead of opening the user tasks list) if auto.show.form is set to true. </text:p>
                  </text:list-item>
                  <text:list-item>
                    <text:p text:style-name="TextBody"> confirmationPopup.properties — settings for confirmation dialogs. </text:p>
                  </text:list-item>
                  <text:list-item>
                    <text:p text:style-name="TextBody"> emailTaskNotifier.properties — settings for notifying users about new tasks by email. </text:p>
                  </text:list-item>
                </text:list>
              </text:section>
              <text:section text:style-name="Sect1" text:name="Web subproject ">
                <text:h text:outline-level="5" text:style-name="Heading4">Web subproject </text:h>
                <text:p text:style-name="TextBody">Contains RunaWFE web-interface. </text:p>
                <text:p text:style-name="TextBody">Web interface is based on JSP and Struts technologies. </text:p>
                <text:p text:style-name="TextBody">Main folders of subproject: </text:p>
                <text:list text:style-name="unorderedlist">
                  <text:list-item>
                    <text:p text:style-name="TextBody"> resources — contains subproject resources </text:p>
                  </text:list-item>
                  <text:list-item>
                    <text:p text:style-name="TextBody"> src — contains source code </text:p>
                  </text:list-item>
                  <text:list-item>
                    <text:p text:style-name="TextBody"> lib – contains libraries that are necessary for building  </text:p>
                  </text:list-item>
                </text:list>
                <text:p text:style-name="TextBody">Resources structure. Only the most interesting settings are described. </text:p>
                <text:list text:style-name="unorderedlist">
                  <text:list-item>
                    <text:p text:style-name="TextBody"> merge tooltip web — are used during .war file creation </text:p>
                  </text:list-item>
                  <text:list-item>
                    <text:p text:style-name="TextBody"> portlet — contains files that are used for building an interface in portlets form. </text:p>
                  </text:list-item>
                  <text:list-item>
                    <text:p text:style-name="TextBody"> kerberos_web_support.properties ntlm_support.properties — settings for kerberos and ntlm authentication via browser. </text:p>
                  </text:list-item>
                </text:list>
                <text:p text:style-name="TextBody">Web interface is coded in such a manner that portlet interface version is built from the same source that it used for a regular one. In order to keep the source code in a form that allows correct portlet-version interface built it's necessary: </text:p>
                <text:list text:style-name="unorderedlist">
                  <text:list-item>
                    <text:p text:style-name="TextBody"> to form URLs in jsp pages with the help of html:rewrite (See main_layout.jsp).  </text:p>
                  </text:list-item>
                  <text:list-item>
                    <text:p text:style-name="TextBody"> to use methods from ru.runa.common.web.Commons to form URL in java code. </text:p>
                  </text:list-item>
                </text:list>
                <text:p text:style-name="TextBody">In order to setup RunaWFE with portlets it's necessary: </text:p>
                <text:list text:style-name="numberedlist">
                  <text:list-item>
                    <text:p text:style-name="TextBody"> Use jboss-portal for a jboss server </text:p>
                  </text:list-item>
                  <text:list-item>
                    <text:p text:style-name="TextBody"> Install RunaWFE (ant install.wfe from the project root) </text:p>
                  </text:list-item>
                  <text:list-item>
                    <text:p text:style-name="TextBody"> Build web subproject using portlet.dist (ant portlet.dist). </text:p>
                  </text:list-item>
                  <text:list-item>
                    <text:p text:style-name="TextBody"> Replace old wfe.war file in в JOSS_HOME/server/default/deploy to a newly built wfe.war from deploy folder (target folder of portlet.dist). </text:p>
                  </text:list-item>
                  <text:list-item>
                    <text:p text:style-name="TextBody"> Copy jbpm.core.jar from server/default/deploy to server/default/lib </text:p>
                  </text:list-item>
                  <text:list-item>
                    <text:p text:style-name="TextBody"> Remove jbpm-*.jar from server/default/deploy/jboss-portal.sar </text:p>
                  </text:list-item>
                </text:list>
              </text:section>
              <text:section text:style-name="Sect1" text:name="Bots subproject ">
                <text:h text:outline-level="5" text:style-name="Heading4">Bots subproject </text:h>
                <text:p text:style-name="TextBody">Contain bots and standard bot invokers for RunaWFE system. </text:p>
                <text:p text:style-name="TextBody">Main folders of subproject: </text:p>
                <text:list text:style-name="unorderedlist">
                  <text:list-item>
                    <text:p text:style-name="TextBody"> resources — contains subproject resources </text:p>
                  </text:list-item>
                  <text:list-item>
                    <text:p text:style-name="TextBody"> src — contains source code </text:p>
                  </text:list-item>
                  <text:list-item>
                    <text:p text:style-name="TextBody"> lib – contains libraries that are necessary for building  </text:p>
                  </text:list-item>
                </text:list>
                <text:p text:style-name="TextBody">Resources structure. Only the most interesting settings are described. </text:p>
                <text:p text:style-name="TextBody">Mainly the default configurations are placed in bots configurations. Most interesting are files: </text:p>
                <text:list text:style-name="unorderedlist">
                  <text:list-item>
                    <text:p text:style-name="TextBody"> bot_invoker.properties — bot invoker setting (set a class and a value for invocation period) </text:p>
                  </text:list-item>
                  <text:list-item>
                    <text:p text:style-name="TextBody"> botstation.xml — botstation settings. User name for botstation and the number of the threads that could be used by bots to perform tasks. </text:p>
                  </text:list-item>
                </text:list>
              </text:section>
              <text:section text:style-name="Sect1" text:name="Rtn subproject ">
                <text:h text:outline-level="5" text:style-name="Heading4">Rtn subproject </text:h>
                <text:p text:style-name="TextBody"> Contains RunaWFE task notifier client. </text:p>
                <text:p text:style-name="TextBody">Main folders of subproject: </text:p>
                <text:list text:style-name="unorderedlist">
                  <text:list-item>
                    <text:p text:style-name="TextBody"> resources — contains subproject resources </text:p>
                  </text:list-item>
                  <text:list-item>
                    <text:p text:style-name="TextBody"> src — contains source code </text:p>
                  </text:list-item>
                  <text:list-item>
                    <text:p text:style-name="TextBody"> lib – contains libraries that are necessary for building  </text:p>
                  </text:list-item>
                </text:list>
              </text:section>
              <text:section text:style-name="Sect1" text:name="Gpd subproject ">
                <text:h text:outline-level="5" text:style-name="Heading4">Gpd subproject </text:h>
                <text:p text:style-name="TextBody"> Contains graphical process editor. See Process editor developer guide for documentation. </text:p>
              </text:section>
              <text:section text:style-name="Sect1" text:name="Os-specific subproject ">
                <text:h text:outline-level="5" text:style-name="Heading4">Os-specific subproject </text:h>
                <text:p text:style-name="TextBody"> Contains ant properties and tasks that are specific for different platforms. </text:p>
              </text:section>
              <text:section text:style-name="Sect1" text:name="Abs subproject ">
                <text:h text:outline-level="5" text:style-name="Heading4">Abs subproject </text:h>
                <text:p text:style-name="TextBody"> Contains files for automated build. </text:p>
              </text:section>
            </text:section>
          </text:section>
        </text:section>
        <text:section text:style-name="Sect1" text:name="Extending RunaWFE ">
          <text:h text:outline-level="2" text:style-name="Heading1">Extending RunaWFE </text:h>
          <text:p text:style-name="TextBody"> Runa WFE supports customization in a number of different ways: </text:p>
          <text:list text:style-name="unorderedlist">
            <text:list-item>
              <text:p text:style-name="TextBody"> Action Handlers </text:p>
            </text:list-item>
            <text:list-item>
              <text:p text:style-name="TextBody"> Task Handlers </text:p>
            </text:list-item>
            <text:list-item>
              <text:p text:style-name="TextBody"> Organization Functions </text:p>
            </text:list-item>
            <text:list-item>
              <text:p text:style-name="TextBody"> VarTags </text:p>
            </text:list-item>
            <text:list-item>
              <text:p text:style-name="TextBody"> Variable Formats </text:p>
            </text:list-item>
            <text:list-item>
              <text:p text:style-name="TextBody"> Business Calendars </text:p>
            </text:list-item>
            <text:list-item>
              <text:p text:style-name="TextBody"> Decisions </text:p>
            </text:list-item>
            <text:list-item>
              <text:p text:style-name="TextBody"> Validators </text:p>
            </text:list-item>
          </text:list>
          <text:p text:style-name="TextBody">Let's discuss these “extension points” one by one. </text:p>
          <text:section text:style-name="Sect1" text:name="Action Handlers ">
            <text:h text:outline-level="3" text:style-name="Heading2">Action Handlers </text:h>
            <text:p text:style-name="TextBody"> Actions are triggered on different events from jbpm engine. For example, an action can be triggered on state-enter or state-leave event. Actions are configured in GPD. When jbpm triggers an action the specified action handler is called. </text:p>
            <text:p text:style-name="TextBody">Action handler is a class that implements a simple interface </text:p>
            <text:p text:style-name="Preformatted">public<text:s/>interface<text:s/>ActionHandler<text:s/>{<text:s/><text:s/>void<text:s/>execute<text:s/>(ExecutionContext<text:s/>executionContext);}</text:p>
            <text:p text:style-name="TextBody">ExecutionContext contains the process variables, links to process definition and process instance etc. It is also used to create new variables, and set their values. </text:p>
            <text:p text:style-name="TextBody">Action handlers are useful for simple operations (for example to send sms-notification if the business process has reached some important state). But they also have several limitations. First of all, action handlers do not operate in a associated security context. This means they can not execute any secured methods (start processes, complete tasks, create users etc). They may not block business process execution (for example with Thread::Sleep(...) method). For example, if an action handler tries to send an e-mail, but the SMTP-server is not reachable, the action handler is not allowed to “delay” its execution. </text:p>
          </text:section>
          <text:section text:style-name="Sect1" text:name="Task Handlers (bots) ">
            <text:h text:outline-level="3" text:style-name="Heading2">Task Handlers (bots) </text:h>
            <text:p text:style-name="TextBody"> Bot is an abbreviation of “robot”. In Runa WFE bots are a special case of actors. The system does not distinguish bots from humans. Each bot has its credentials to login to the system, it periodically wakes up, checks its task list and performs found tasks. </text:p>
            <text:p text:style-name="TextBody">Each bots tasks is processes with a corresponding task handler. Runa WFE provides several task handlers out of the box: </text:p>
            <text:list text:style-name="unorderedlist">
              <text:list-item>
                <text:p text:style-name="TextBody">  CancelProcessTaskHandler </text:p>
              </text:list-item>
              <text:list-item>
                <text:p text:style-name="TextBody">  CancelThisProcessInstanceTaskHandler </text:p>
              </text:list-item>
              <text:list-item>
                <text:p text:style-name="TextBody">  DatabaseTaskHandler </text:p>
              </text:list-item>
              <text:list-item>
                <text:p text:style-name="TextBody">  DoNothingTaskHandler </text:p>
              </text:list-item>
              <text:list-item>
                <text:p text:style-name="TextBody">  EmailTaskHandler </text:p>
              </text:list-item>
              <text:list-item>
                <text:p text:style-name="TextBody">  MSWorkReportTaskHandler </text:p>
              </text:list-item>
            </text:list>
            <text:p text:style-name="TextBody">Implementing new task handler is as simple as implementing ru.runa.wf.logic.bot.TaskHandler interface: </text:p>
            <text:p text:style-name="Preformatted">public<text:s/>interface<text:s/>TaskHandler<text:s/>{<text:s/><text:s/><text:s/><text:s/>public<text:s/>void<text:s/>configure(String<text:s/>configurationName)<text:s/><text:s/><text:s/><text:s/><text:s/><text:s/><text:s/><text:s/><text:s/><text:s/><text:s/><text:s/>throws<text:s/>TaskHandlerException;<text:s/><text:s/><text:s/><text:s/>public<text:s/>void<text:s/>handle(Subject<text:s/>subject,<text:s/>TaskStub<text:s/>taskStub)<text:s/><text:s/><text:s/><text:s/><text:s/><text:s/><text:s/><text:s/><text:s/><text:s/><text:s/><text:s/>throws<text:s/>TaskHandlerException;}</text:p>
            <text:p text:style-name="TextBody">Once a task handler has finished its task it calls ExecutionServiceDelegate?&gt;completeTask(...) method to mark the task as completed and resume the business process. </text:p>
            <text:p text:style-name="TextBody">Please note, that task handlers are executed in a security context of the bot-user and may perform any operation (if allowed by the security configuration). </text:p>
            <text:p text:style-name="TextBody">Task handlers can efficiently block the execution of the business process. The only thing a task handler has to do is not to call completeTask until it is sure it has finished the task. </text:p>
            <text:p text:style-name="TextBody">For example, an e-mail sending task handler is allowed to “block” the execution of the business process this way until it is sure, that the SMTP-server has accepted the message for delivery. </text:p>
            <text:p text:style-name="TextBody">Task handlers are invoked periodically when a bot checks its task list. </text:p>
          </text:section>
          <text:section text:style-name="Sect1" text:name="Organization Functions ">
            <text:h text:outline-level="3" text:style-name="Heading2">Organization Functions </text:h>
            <text:p text:style-name="TextBody"> Organization Function in Runa WFE is a function object, that operates over an enterprise organizational hierarchy domain. A function that searches a database for a boss of a given employee is a simple example of an organization function. </text:p>
            <text:p text:style-name="TextBody">Organization functions are used in Runa WFE primarily to initialize business process swimlanes. They are also used in a substitution engine. </text:p>
            <text:p text:style-name="TextBody">Runa WFE currently can not provide a complete set of organization functions because of the great variety of relations between employees in different organizations. But Runa WFE provides a number of “built-in” functions: </text:p>
            <text:list text:style-name="unorderedlist">
              <text:list-item>
                <text:p text:style-name="TextBody">  ru.runa.af.organizationfunction.ChiefFunction  </text:p>
              </text:list-item>
              <text:list-item>
                <text:p text:style-name="TextBody">  ru.runa.af.organizationfunction.ChiefRecursiveFunction </text:p>
              </text:list-item>
              <text:list-item>
                <text:p text:style-name="TextBody">  ru.runa.af.organizationfunction.DemoChiefFunction </text:p>
              </text:list-item>
              <text:list-item>
                <text:p text:style-name="TextBody">  ru.runa.af.organizationfunction.ExecutorByNameFunction </text:p>
              </text:list-item>
              <text:list-item>
                <text:p text:style-name="TextBody">  ru.runa.af.organizationfunction.GroupFunction </text:p>
              </text:list-item>
              <text:list-item>
                <text:p text:style-name="TextBody">  ru.runa.af.organizationfunction.SQLFunction </text:p>
              </text:list-item>
              <text:list-item>
                <text:p text:style-name="TextBody">  ru.runa.af.organizationfunction.SubordinateFunction </text:p>
              </text:list-item>
              <text:list-item>
                <text:p text:style-name="TextBody">  ru.runa.af.organizationfunction.SubordinateRecursiveFunction </text:p>
              </text:list-item>
            </text:list>
            <text:p text:style-name="TextBody">and a possibility to write your own functions. </text:p>
            <text:p text:style-name="TextBody">Organization function is not treated in a pure mathematical sense. This way it can have side effects, return different values given the same arguments and it is not suitable for memorizing (caching of the returned values). That's why it is required that in a heavily loaded installations all used organization functions should have efficient implementation. </text:p>
            <text:p text:style-name="TextBody">In order to create a new orgfunction you need to implement a ru.runa.af.organizationfunction.OrganizationFunction interface: </text:p>
            <text:p text:style-name="Preformatted">package<text:s/>ru.runa.af.organizationfunction;public<text:s/>interface<text:s/>OrganizationFunction<text:s/>{<text:s/><text:s/><text:s/><text:s/>public<text:s/>long[]<text:s/>getExecutorIds<text:s/>(Object[]<text:s/>parameters)<text:s/><text:s/><text:s/><text:s/><text:s/><text:s/><text:s/><text:s/><text:s/><text:s/><text:s/><text:s/>throws<text:s/>OrganizationFunctionException;}</text:p>
            <text:p text:style-name="TextBody">Once you've implemented a function you need to place the compiled class under the jboss CLASSPATH. After that, you may deploy and run business processes that uses this function. </text:p>
            <text:p text:style-name="TextBody">The getExecutorIds() function requires an array of objects as it's parameter. This array is created from a list of actual arguments specified during business process development in GPD. </text:p>
            <text:p text:style-name="TextBody">An orgfunction must return a non-null array of executor ids or throw an OrganizationFunctionException. </text:p>
          </text:section>
          <text:section text:style-name="Sect1" text:name="Variable Tags ">
            <text:h text:outline-level="3" text:style-name="Heading2">Variable Tags </text:h>
            <text:p text:style-name="TextBody"> Classes that implement ru.runa.wf.web.html.VarTag interface are used to develop business process task forms. They are used to render business process variables values in HTML. </text:p>
            <text:p text:style-name="Preformatted">package<text:s/>ru.runa.wf.web.html;import<text:s/>javax.security.auth.Subject;import<text:s/>javax.servlet.jsp.PageContext;import<text:s/>ru.runa.af.AuthenticationException;public<text:s/>interface<text:s/>VarTag<text:s/>{<text:s/><text:s/><text:s/><text:s/>public<text:s/>String<text:s/>getHtml<text:s/>(<text:s/><text:s/><text:s/><text:s/><text:s/><text:s/><text:s/><text:s/><text:s/><text:s/><text:s/><text:s/>Subject<text:s/>subject<text:s/><text:s/><text:s/><text:s/><text:s/><text:s/><text:s/><text:s/><text:s/><text:s/><text:s/><text:s/>,<text:s/>String<text:s/>varName<text:s/><text:s/><text:s/><text:s/><text:s/><text:s/><text:s/><text:s/><text:s/><text:s/><text:s/><text:s/>,<text:s/>Object<text:s/>varValue<text:s/><text:s/><text:s/><text:s/><text:s/><text:s/><text:s/><text:s/><text:s/><text:s/><text:s/><text:s/>,<text:s/>PageContext<text:s/>pageContext)<text:s/><text:s/><text:s/><text:s/><text:s/><text:s/><text:s/><text:s/><text:s/><text:s/><text:s/><text:s/>throws<text:s/>WorkflowFormProcessingException<text:s/><text:s/><text:s/><text:s/><text:s/><text:s/><text:s/><text:s/><text:s/><text:s/><text:s/><text:s/><text:s/><text:s/><text:s/><text:s/>,<text:s/>AuthenticationException;}Derived<text:s/>classes<text:s/>must<text:s/>implement<text:s/>getHtml<text:s/>method<text:s/>to<text:s/>return<text:s/>valid<text:s/>HTML<text:s/>code.</text:p>
            <text:p text:style-name="TextBody">Runa WFE provides a number of built-in variable tags that are located in ru.runa.wf.web.html.vartag package. </text:p>
            <text:p text:style-name="TextBody">It is possible of course to develop custom tags. All you have to do is to implement VarTag interface and put the compiled code under jboss CLASSPATH as usual. </text:p>
          </text:section>
          <text:section text:style-name="Sect1" text:name="Variable Format ">
            <text:h text:outline-level="3" text:style-name="Heading2">Variable Format </text:h>
            <text:p text:style-name="TextBody"> Variable formats are used to declare typed variables in jpdl. Technically variable formats are subclasses of ru.runa.commons.format.WebFormat. </text:p>
            <text:p text:style-name="TextBody">There are two methods that should be implemented: </text:p>
            <text:p text:style-name="Preformatted">public<text:s/>Object<text:s/>parse(String[]<text:s/>source)<text:s/>throws<text:s/>ParseException;public<text:s/>String<text:s/>format(Object<text:s/>object);</text:p>
            <text:p text:style-name="TextBody">See ru.runa.commons.format.WebFormat documentation for further details. </text:p>
            <text:p text:style-name="TextBody">Variable format class should be serializable. </text:p>
          </text:section>
          <text:section text:style-name="Sect1" text:name="Business Calendar ">
            <text:h text:outline-level="3" text:style-name="Heading2">Business Calendar </text:h>
            <text:p text:style-name="TextBody"> Business Calendar is a concept that is used to implement scheduler, deadlines and other features, that need to distinguish business time from real time. </text:p>
            <text:p text:style-name="TextBody">Business Calendar takes care about business hours, holidays, lunch breaks etc. Runa WFE provides a default implementation of Business Calendar that is adopted from jboss jbpm3. </text:p>
            <text:p text:style-name="TextBody">In case if the default implementation is not suitable one can create its own Business Calendar by implementing org.jbpm.calendar.BusinessCalendar interface. </text:p>
            <text:p text:style-name="Preformatted">package<text:s/>org.jbpm.calendar;import<text:s/>java.util.Date;public<text:s/>interface<text:s/>BusinessCalendar<text:s/>{<text:s/><text:s/><text:s/><text:s/>Date<text:s/>add(Date<text:s/>date,<text:s/>String<text:s/>duration);<text:s/><text:s/><text:s/><text:s/>Date<text:s/>findStartOfNextDay(Date<text:s/>date);<text:s/><text:s/><text:s/><text:s/>boolean<text:s/>isHoliday(Date<text:s/>date);<text:s/><text:s/><text:s/><text:s/>boolean<text:s/>isInBusinessHours(Date<text:s/>date);}</text:p>
            <text:p text:style-name="TextBody">It is also required to set jbpm.business.calendar property to point to your new implementation. </text:p>
          </text:section>
          <text:section text:style-name="Sect1" text:name="Decision Handler ">
            <text:h text:outline-level="3" text:style-name="Heading2">Decision Handler </text:h>
            <text:p text:style-name="TextBody"> Decision handlers are used in a “Decision” jpdl-element to select a single execution path among several possible. A decision handler is an implementation of </text:p>
            <text:p text:style-name="Preformatted">package<text:s/>org.jbpm.delegation;public<text:s/>interface<text:s/>DecisionHandler<text:s/>{<text:s/><text:s/>String<text:s/>decide<text:s/>(ExecutionContext<text:s/>executionContext);}</text:p>
            <text:p text:style-name="TextBody">Currently Runa WFE provides a single working decision handler ru.runa.wf.jbpm.delegation.decision.BSFDecisionHandler that is based on BSF scripts. </text:p>
            <text:p text:style-name="TextBody">Decision handler accepts ExecutionContext as an input parameter. Actually a decision handler has to make a decision based on the business process variables values. Like action handlers decision handlers can not use secured method, they can not handle their errors and postpone the decision until good times. </text:p>
            <text:p text:style-name="TextBody">A decision handler must return the name of the transition to be taken.</text:p>
          </text:section>
        </text:section>
      </text:section>
    </office:text>
  </office:body>
</office:document-content>
</file>

<file path=styles.xml><?xml version="1.0" encoding="utf-8"?>
<office:document-styles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